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table:number-columns-repeated="4" table:style-name="Default" office:value-type="string" calcext:value-type="string">
            <text:p>fit intercept / normalize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 / True</text:p>
          </table:table-cell>
          <table:table-cell table:style-name="Default" office:value-type="string" calcext:value-type="string">
            <text:p>True / False</text:p>
          </table:table-cell>
          <table:table-cell table:style-name="Default" office:value-type="string" calcext:value-type="string">
            <text:p>False / False</text:p>
          </table:table-cell>
          <table:table-cell table:style-name="Default" office:value-type="string" calcext:value-type="string">
            <text:p>False / True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T-T ɑ</text:p>
          </table:table-cell>
          <table:table-cell office:value-type="float" office:value="1E-015" calcext:value-type="float">
            <text:p>0,000000000000001</text:p>
          </table:table-cell>
          <table:table-cell office:value-type="float" office:value="2" calcext:value-type="float">
            <text:p>2,000000000000000</text:p>
          </table:table-cell>
          <table:table-cell office:value-type="float" office:value="1E-015" calcext:value-type="float">
            <text:p>0,000000000000001</text:p>
          </table:table-cell>
          <table:table-cell office:value-type="float" office:value="0.0126896100316792" calcext:value-type="float">
            <text:p>0,012689610031679</text:p>
          </table:table-cell>
        </table:table-row>
        <table:table-row table:style-name="ro1">
          <table:table-cell office:value-type="string" calcext:value-type="string">
            <text:p>T-T score</text:p>
          </table:table-cell>
          <table:table-cell office:value-type="float" office:value="0.494184406511738" calcext:value-type="float">
            <text:p>0,494184406511738</text:p>
          </table:table-cell>
          <table:table-cell office:value-type="float" office:value="0.629377198586717" calcext:value-type="float">
            <text:p>0,629377198586717</text:p>
          </table:table-cell>
          <table:table-cell office:value-type="float" office:value="0.598987584681798" calcext:value-type="float">
            <text:p>0,598987584681798</text:p>
          </table:table-cell>
          <table:table-cell office:value-type="float" office:value="0.0126896100316792" calcext:value-type="float">
            <text:p>0,0126896100316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V ɑ</text:p>
          </table:table-cell>
          <table:table-cell office:value-type="float" office:value="0.001" calcext:value-type="float">
            <text:p>0,001000000000000</text:p>
          </table:table-cell>
          <table:table-cell office:value-type="float" office:value="0.7" calcext:value-type="float">
            <text:p>0,700000000000000</text:p>
          </table:table-cell>
          <table:table-cell office:value-type="float" office:value="0.001" calcext:value-type="float">
            <text:p>0,001000000000000</text:p>
          </table:table-cell>
          <table:table-cell office:value-type="float" office:value="1E-015" calcext:value-type="float">
            <text:p>0,000000000000001</text:p>
          </table:table-cell>
        </table:table-row>
        <table:table-row table:style-name="ro1">
          <table:table-cell office:value-type="string" calcext:value-type="string">
            <text:p>CV score</text:p>
          </table:table-cell>
          <table:table-cell office:value-type="float" office:value="0.494184406511738" calcext:value-type="float">
            <text:p>0,494184406511738</text:p>
          </table:table-cell>
          <table:table-cell office:value-type="float" office:value="0.629377198586717" calcext:value-type="float">
            <text:p>0,629377198586717</text:p>
          </table:table-cell>
          <table:table-cell office:value-type="float" office:value="0.598987584681784" calcext:value-type="float">
            <text:p>0,598987584681784</text:p>
          </table:table-cell>
          <table:table-cell office:value-type="float" office:value="0.615317543591537" calcext:value-type="float">
            <text:p>0,615317543591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15" loext:min-decimal-places="15" number:min-integer-digits="1" number:grouping="true"/>
    </number:number-style>
    <number:number-style style:name="N104">
      <style:text-properties fo:color="#ff0000"/>
      <number:text>-</number:text>
      <number:number number:decimal-places="15" loext:min-decimal-places="15" number:min-integer-digits="1" number:grouping="true"/>
      <style:map style:condition="value()&gt;=0" style:apply-style-name="N10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ele Maione</meta:initial-creator>
    <meta:creation-date>2020-08-27T12:19:31.608000000</meta:creation-date>
    <dc:date>2020-08-27T12:31:32.960000000</dc:date>
    <dc:creator>Michele Maione</dc:creator>
    <meta:editing-duration>PT12M1S</meta:editing-duration>
    <meta:editing-cycles>7</meta:editing-cycles>
    <meta:generator>LibreOffice/6.3.4.2$Windows_X86_64 LibreOffice_project/60da17e045e08f1793c57c00ba83cdfce946d0aa</meta:generator>
    <meta:document-statistic meta:table-count="1" meta:cell-count="28" meta:object-count="0"/>
  </office:meta>
</office:document-meta>
</file>